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7032.41" calcext:value-type="float">
            <text:p>7032.4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929.47" calcext:value-type="float">
            <text:p>6929.47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6717.04" calcext:value-type="float">
            <text:p>6717.0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6678.28" calcext:value-type="float">
            <text:p>6678.28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6598.95" calcext:value-type="float">
            <text:p>6598.9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532.88" calcext:value-type="float">
            <text:p>6532.88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505.53" calcext:value-type="float">
            <text:p>6505.5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402.24" calcext:value-type="float">
            <text:p>6402.2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382.99" calcext:value-type="float">
            <text:p>6382.9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334.42" calcext:value-type="float">
            <text:p>6334.4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304.79" calcext:value-type="float">
            <text:p>6304.7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266.49" calcext:value-type="float">
            <text:p>6266.4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217.28" calcext:value-type="float">
            <text:p>6217.28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163.59" calcext:value-type="float">
            <text:p>6163.5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143.06" calcext:value-type="float">
            <text:p>6143.06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096.14" calcext:value-type="float">
            <text:p>6096.1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074.34" calcext:value-type="float">
            <text:p>6074.3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030" calcext:value-type="float">
            <text:p>603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5975.53" calcext:value-type="float">
            <text:p>5975.5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5944.83" calcext:value-type="float">
            <text:p>5944.83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5881.89" calcext:value-type="float">
            <text:p>5881.8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5852.49" calcext:value-type="float">
            <text:p>5852.4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5400.56" calcext:value-type="float">
            <text:p>5400.56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907" calcext:value-type="float">
            <text:p>69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6234" calcext:value-type="float">
            <text:p>62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5791" calcext:value-type="float">
            <text:p>57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5770" calcext:value-type="float">
            <text:p>57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5461" calcext:value-type="float">
            <text:p>54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916" calcext:value-type="float">
            <text:p>49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358" calcext:value-type="float">
            <text:p>4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047" calcext:value-type="float">
            <text:p>40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0.56" calcext:value-type="float">
            <text:p>5400.56</text:p>
          </table:table-cell>
          <table:table-cell office:value-type="float" office:value="2254" calcext:value-type="float">
            <text:p>225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2473" calcext:value-type="float">
            <text:p>2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2485" calcext:value-type="float">
            <text:p>24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2.49" calcext:value-type="float">
            <text:p>5852.49</text:p>
          </table:table-cell>
          <table:table-cell office:value-type="float" office:value="2515" calcext:value-type="float">
            <text:p>251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1.89" calcext:value-type="float">
            <text:p>5881.89</text:p>
          </table:table-cell>
          <table:table-cell office:value-type="float" office:value="2528" calcext:value-type="float">
            <text:p>252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4.83" calcext:value-type="float">
            <text:p>5944.83</text:p>
          </table:table-cell>
          <table:table-cell office:value-type="float" office:value="2561" calcext:value-type="float">
            <text:p>256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5.53" calcext:value-type="float">
            <text:p>5975.53</text:p>
          </table:table-cell>
          <table:table-cell office:value-type="float" office:value="2576" calcext:value-type="float">
            <text:p>2576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602" calcext:value-type="float">
            <text:p>260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4.34" calcext:value-type="float">
            <text:p>6074.34</text:p>
          </table:table-cell>
          <table:table-cell office:value-type="float" office:value="2620" calcext:value-type="float">
            <text:p>262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6.14" calcext:value-type="float">
            <text:p>6096.14</text:p>
          </table:table-cell>
          <table:table-cell office:value-type="float" office:value="2628" calcext:value-type="float">
            <text:p>262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3.06" calcext:value-type="float">
            <text:p>6143.06</text:p>
          </table:table-cell>
          <table:table-cell office:value-type="float" office:value="2650" calcext:value-type="float">
            <text:p>265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3.59" calcext:value-type="float">
            <text:p>6163.59</text:p>
          </table:table-cell>
          <table:table-cell office:value-type="float" office:value="2661" calcext:value-type="float">
            <text:p>266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7.28" calcext:value-type="float">
            <text:p>6217.28</text:p>
          </table:table-cell>
          <table:table-cell office:value-type="float" office:value="2683" calcext:value-type="float">
            <text:p>268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2693" calcext:value-type="float">
            <text:p>26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6.49" calcext:value-type="float">
            <text:p>6266.49</text:p>
          </table:table-cell>
          <table:table-cell office:value-type="float" office:value="2703" calcext:value-type="float">
            <text:p>270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4.79" calcext:value-type="float">
            <text:p>6304.79</text:p>
          </table:table-cell>
          <table:table-cell office:value-type="float" office:value="2718" calcext:value-type="float">
            <text:p>271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4.42" calcext:value-type="float">
            <text:p>6334.42</text:p>
          </table:table-cell>
          <table:table-cell office:value-type="float" office:value="2730" calcext:value-type="float">
            <text:p>273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2.99" calcext:value-type="float">
            <text:p>6382.99</text:p>
          </table:table-cell>
          <table:table-cell office:value-type="float" office:value="2747" calcext:value-type="float">
            <text:p>274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2.24" calcext:value-type="float">
            <text:p>6402.24</text:p>
          </table:table-cell>
          <table:table-cell office:value-type="float" office:value="2756" calcext:value-type="float">
            <text:p>2756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5.53" calcext:value-type="float">
            <text:p>6505.53</text:p>
          </table:table-cell>
          <table:table-cell office:value-type="float" office:value="2795" calcext:value-type="float">
            <text:p>279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2.88" calcext:value-type="float">
            <text:p>6532.88</text:p>
          </table:table-cell>
          <table:table-cell office:value-type="float" office:value="2803" calcext:value-type="float">
            <text:p>280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8.95" calcext:value-type="float">
            <text:p>6598.95</text:p>
          </table:table-cell>
          <table:table-cell office:value-type="float" office:value="2827" calcext:value-type="float">
            <text:p>282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8.28" calcext:value-type="float">
            <text:p>6678.28</text:p>
          </table:table-cell>
          <table:table-cell office:value-type="float" office:value="2853" calcext:value-type="float">
            <text:p>285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7.04" calcext:value-type="float">
            <text:p>6717.04</text:p>
          </table:table-cell>
          <table:table-cell office:value-type="float" office:value="2867" calcext:value-type="float">
            <text:p>286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2923" calcext:value-type="float">
            <text:p>29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9.47" calcext:value-type="float">
            <text:p>6929.47</text:p>
          </table:table-cell>
          <table:table-cell office:value-type="float" office:value="2930" calcext:value-type="float">
            <text:p>293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2.41" calcext:value-type="float">
            <text:p>7032.41</text:p>
          </table:table-cell>
          <table:table-cell office:value-type="float" office:value="2961" calcext:value-type="float">
            <text:p>296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Sheet2.A1:Sheet2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13:20:22.769813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03:11:44.805092215</meta:creation-date>
    <dc:date>2014-11-26T13:20:51.545529309</dc:date>
    <meta:editing-duration>PT1M4S</meta:editing-duration>
    <meta:editing-cycles>7</meta:editing-cycles>
    <meta:generator>LibreOffice/4.2.6.2$Linux_X86_64 LibreOffice_project/420m0$Build-2</meta:generator>
    <meta:document-statistic meta:table-count="2" meta:cell-count="248" meta:object-count="0"/>
  </office:meta>
</office:document-meta>
</file>